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96d0" officeooo:paragraph-rsid="000e96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еапп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1:14:44.506034824</meta:creation-date>
    <dc:date>2023-09-26T11:18:03.590354594</dc:date>
    <meta:editing-duration>PT3M2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4.4.2$Linux_X86_64 LibreOffice_project/40$Build-2</meta:generator>
  </office:meta>
</office:document-meta>
</file>